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Accent6" style:data-style-name="N0">
      <style:table-cell-properties fo:border="thin solid #000000" style:vertical-align="automatic" fo:background-color="#70AD47" style:cell-protect="protected" style:repeat-content="false"/>
      <style:paragraph-properties fo:text-align="center"/>
      <style:text-properties fo:color="#FFFFFF" style:font-name="Calibri1" style:font-name-asian="Calibri1" style:font-name-complex="Calibri1" fo:font-size="13pt" style:font-size-asian="13pt" style:font-size-complex="13pt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6" style:family="table-cell" style:parent-style-name="Default" style:data-style-name="N36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3.34433333333333cm"/>
    </style:style>
    <style:style style:name="co2" style:family="table-column">
      <style:table-column-properties fo:break-before="auto" style:column-width="4.29683333333333cm"/>
    </style:style>
    <style:style style:name="co3" style:family="table-column">
      <style:table-column-properties fo:break-before="auto" style:column-width="7.15433333333333cm"/>
    </style:style>
    <style:style style:name="co4" style:family="table-column">
      <style:table-column-properties fo:break-before="auto" style:column-width="6.18066666666667cm"/>
    </style:style>
    <style:style style:name="co5" style:family="table-column">
      <style:table-column-properties fo:break-before="auto" style:column-width="7.45066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6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Expected Start Date</text:p>
          </table:table-cell>
          <table:table-cell office:value-type="string" table:style-name="ce2">
            <text:p>Expected End Date</text:p>
          </table:table-cell>
          <table:table-cell office:value-type="string" table:style-name="ce2">
            <text:p>Actual Start Date</text:p>
          </table:table-cell>
          <table:table-cell office:value-type="string" table:style-name="ce2">
            <text:p>Actual End Dat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RS- Release</text:p>
          </table:table-cell>
          <table:table-cell office:value-type="date" office:date-value="2022-10-12T00:00:00" table:style-name="ce5">
            <text:p>12 Oct 22</text:p>
          </table:table-cell>
          <table:table-cell office:value-type="date" office:date-value="2022-10-12T00:00:00" table:style-name="ce5">
            <text:p>12 Oct 22</text:p>
          </table:table-cell>
          <table:table-cell office:value-type="date" office:date-value="2022-10-12T00:00:00" table:style-name="ce5">
            <text:p>12 Oct 22</text:p>
          </table:table-cell>
          <table:table-cell office:value-type="date" office:date-value="2022-10-12T00:00:00" table:style-name="ce5">
            <text:p>12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sign</text:p>
          </table:table-cell>
          <table:table-cell office:value-type="date" office:date-value="2022-10-13T00:00:00" table:style-name="ce5">
            <text:p>13 Oct 22</text:p>
          </table:table-cell>
          <table:table-cell office:value-type="date" office:date-value="2022-10-13T00:00:00" table:style-name="ce5">
            <text:p>13 Oct 22</text:p>
          </table:table-cell>
          <table:table-cell office:value-type="date" office:date-value="2022-10-13T00:00:00" table:style-name="ce5">
            <text:p>13 Oct 22</text:p>
          </table:table-cell>
          <table:table-cell office:value-type="date" office:date-value="2022-10-13T00:00:00" table:style-name="ce5">
            <text:p>13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ding</text:p>
          </table:table-cell>
          <table:table-cell office:value-type="date" office:date-value="2022-10-14T00:00:00" table:style-name="ce5">
            <text:p>14 Oct 22</text:p>
          </table:table-cell>
          <table:table-cell office:value-type="date" office:date-value="2022-10-15T00:00:00" table:style-name="ce5">
            <text:p>15 Oct 22</text:p>
          </table:table-cell>
          <table:table-cell office:value-type="date" office:date-value="2022-10-14T00:00:00" table:style-name="ce5">
            <text:p>14 Oct 22</text:p>
          </table:table-cell>
          <table:table-cell office:value-type="date" office:date-value="2022-10-15T00:00:00" table:style-name="ce5">
            <text:p>15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 Plan</text:p>
          </table:table-cell>
          <table:table-cell office:value-type="date" office:date-value="2022-10-17T00:00:00" table:style-name="ce5">
            <text:p>17 Oct 22</text:p>
          </table:table-cell>
          <table:table-cell office:value-type="date" office:date-value="2022-10-17T00:00:00" table:style-name="ce5">
            <text:p>17 Oct 22</text:p>
          </table:table-cell>
          <table:table-cell office:value-type="date" office:date-value="2022-10-17T00:00:00" table:style-name="ce5">
            <text:p>17 Oct 22</text:p>
          </table:table-cell>
          <table:table-cell office:value-type="date" office:date-value="2022-10-17T00:00:00" table:style-name="ce5">
            <text:p>17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</text:p>
          </table:table-cell>
          <table:table-cell office:value-type="date" office:date-value="2022-10-17T00:00:00" table:style-name="ce5">
            <text:p>17 Oct 22</text:p>
          </table:table-cell>
          <table:table-cell office:value-type="date" office:date-value="2022-10-17T00:00:00" table:style-name="ce5">
            <text:p>17 Oct 22</text:p>
          </table:table-cell>
          <table:table-cell office:value-type="date" office:date-value="2022-10-17T00:00:00" table:style-name="ce5">
            <text:p>17 Oct 22</text:p>
          </table:table-cell>
          <table:table-cell office:value-type="date" office:date-value="2022-10-17T00:00:00" table:style-name="ce5">
            <text:p>17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 Plan</text:p>
          </table:table-cell>
          <table:table-cell office:value-type="date" office:date-value="2022-10-18T00:00:00" table:style-name="ce5">
            <text:p>18 Oct 22</text:p>
          </table:table-cell>
          <table:table-cell office:value-type="date" office:date-value="2022-10-18T00:00:00" table:style-name="ce5">
            <text:p>18 Oct 22</text:p>
          </table:table-cell>
          <table:table-cell office:value-type="date" office:date-value="2022-10-18T00:00:00" table:style-name="ce5">
            <text:p>18 Oct 22</text:p>
          </table:table-cell>
          <table:table-cell office:value-type="date" office:date-value="2022-10-18T00:00:00" table:style-name="ce5">
            <text:p>18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</text:p>
          </table:table-cell>
          <table:table-cell office:value-type="date" office:date-value="2022-10-18T00:00:00" table:style-name="ce5">
            <text:p>18 Oct 22</text:p>
          </table:table-cell>
          <table:table-cell office:value-type="date" office:date-value="2022-10-18T00:00:00" table:style-name="ce5">
            <text:p>18 Oct 22</text:p>
          </table:table-cell>
          <table:table-cell office:value-type="date" office:date-value="2022-10-18T00:00:00" table:style-name="ce5">
            <text:p>18 Oct 22</text:p>
          </table:table-cell>
          <table:table-cell office:value-type="date" office:date-value="2022-10-18T00:00:00" table:style-name="ce5">
            <text:p>18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t Demo</text:p>
          </table:table-cell>
          <table:table-cell office:value-type="date" office:date-value="2022-10-19T00:00:00" table:style-name="ce6">
            <text:p>19 Oct 22</text:p>
          </table:table-cell>
          <table:table-cell office:value-type="date" office:date-value="2022-10-19T00:00:00" table:style-name="ce6">
            <text:p>19 Oct 22</text:p>
          </table:table-cell>
          <table:table-cell office:value-type="date" office:date-value="2022-10-19T00:00:00" table:style-name="ce6">
            <text:p>19 Oct 22</text:p>
          </table:table-cell>
          <table:table-cell office:value-type="date" office:date-value="2022-10-19T00:00:00" table:style-name="ce6">
            <text:p>19 Oct 22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" style:font-name-asian="Calibri" style:font-name-complex="Calibri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Pal, Vibhu</dc:creator>
    <meta:creation-date>2022-03-10T15:45:22Z</meta:creation-date>
    <dc:date>2022-10-17T14:09:19Z</dc:date>
    <meta:editing-cycles>2</meta:editing-cycles>
    <meta:editing-duration>PT566S</meta:editing-duration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